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able-cell-properties fo:border-bottom="0.99pt ridge #000000" fo:border-left="none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k</text:p>
          </table:table-cell>
          <table:table-cell table:style-name="ce2" office:value-type="string" calcext:value-type="string">
            <text:p>f(xk)</text:p>
          </table:table-cell>
          <table:table-cell table:style-name="ce2" office:value-type="string" calcext:value-type="string">
            <text:p>hk</text:p>
          </table:table-cell>
          <table:table-cell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xk</text:p>
          </table:table-cell>
          <table:table-cell table:style-name="ce5" office:value-type="string" calcext:value-type="string">
            <text:p>f(xk)</text:p>
          </table:table-cell>
          <table:table-cell table:style-name="ce5" office:value-type="string" calcext:value-type="string">
            <text:p>f'(xk)</text:p>
          </table:table-cell>
          <table:table-cell table:style-name="ce5" office:value-type="string" calcext:value-type="string">
            <text:p>h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POWER([.D6];2)-4*SIN([.D6])" office:value-type="float" office:value="-2.36588393923159" calcext:value-type="float">
            <text:p>-2.365884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POWER([.J6];2)-4*SIN([.J6])" office:value-type="float" office:value="8.43551996776053" calcext:value-type="float">
            <text:p>8.435520</text:p>
          </table:table-cell>
          <table:table-cell table:style-name="ce3" table:formula="of:=(2*[.J6])-4*COS([.J6])" office:value-type="float" office:value="9.95996998640178" calcext:value-type="float">
            <text:p>9.959970</text:p>
          </table:table-cell>
          <table:table-cell table:style-name="ce3" table:formula="of:=[.J7]-[.J6]" office:value-type="float" office:value="-0.846942307986614" calcext:value-type="float">
            <text:p>-0.84694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POWER([.D7];2)-4*SIN([.D7])" office:value-type="float" office:value="8.43551996776053" calcext:value-type="float">
            <text:p>8.435520</text:p>
          </table:table-cell>
          <table:table-cell table:formula="of:=[.D8]-[.D7]" office:value-type="float" office:value="-1.56193028987647" calcext:value-type="float">
            <text:p>-1.5619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J6]-[.K6]/[.L6]" office:value-type="float" office:value="2.15305769201339" calcext:value-type="float">
            <text:p>2.153058</text:p>
          </table:table-cell>
          <table:table-cell table:style-name="ce3" table:formula="of:=POWER([.J7];2)-4*SIN([.J7])" office:value-type="float" office:value="1.29477250528657" calcext:value-type="float">
            <text:p>1.294773</text:p>
          </table:table-cell>
          <table:table-cell table:style-name="ce3" table:formula="of:=(2*[.J7])-4*COS([.J7])" office:value-type="float" office:value="6.50577170998072" calcext:value-type="float">
            <text:p>6.505772</text:p>
          </table:table-cell>
          <table:table-cell table:style-name="ce3" table:formula="of:=[.J8]-[.J7]" office:value-type="float" office:value="-0.199019050007582" calcext:value-type="float">
            <text:p>-0.19901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7]-[.E7]*(([.D7]-[.D6])/([.E7]-[.E6]))" office:value-type="float" office:value="1.43806971012353" calcext:value-type="float">
            <text:p>1.438070</text:p>
          </table:table-cell>
          <table:table-cell table:formula="of:=POWER([.D8];2)-4*SIN([.D8])" office:value-type="float" office:value="-1.89677449157582" calcext:value-type="float">
            <text:p>-1.896774</text:p>
          </table:table-cell>
          <table:table-cell table:formula="of:=[.D9]-[.D8]" office:value-type="float" office:value="0.286734910925836" calcext:value-type="float">
            <text:p>0.2867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table:formula="of:=[.J7]-[.K7]/[.L7]" office:value-type="float" office:value="1.9540386420058" calcext:value-type="float">
            <text:p>1.954039</text:p>
          </table:table-cell>
          <table:table-cell table:style-name="ce3" table:formula="of:=POWER([.J8];2)-4*SIN([.J8])" office:value-type="float" office:value="0.108438553394625" calcext:value-type="float">
            <text:p>0.108439</text:p>
          </table:table-cell>
          <table:table-cell table:style-name="ce3" table:formula="of:=(2*[.J8])-4*COS([.J8])" office:value-type="float" office:value="5.40379543578002" calcext:value-type="float">
            <text:p>5.403795</text:p>
          </table:table-cell>
          <table:table-cell table:style-name="ce3" table:formula="of:=[.J9]-[.J8]" office:value-type="float" office:value="-0.0200671092537337" calcext:value-type="float">
            <text:p>-0.02006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8]-[.E8]*(([.D8]-[.D7])/([.E8]-[.E7]))" office:value-type="float" office:value="1.72480462104936" calcext:value-type="float">
            <text:p>1.724805</text:p>
          </table:table-cell>
          <table:table-cell table:formula="of:=POWER([.D9];2)-4*SIN([.D9])" office:value-type="float" office:value="-0.977705597349627" calcext:value-type="float">
            <text:p>-0.977706</text:p>
          </table:table-cell>
          <table:table-cell table:formula="of:=[.D10]-[.D9]" office:value-type="float" office:value="0.305028631834798" calcext:value-type="float">
            <text:p>0.3050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table:formula="of:=[.J8]-[.K8]/[.L8]" office:value-type="float" office:value="1.93397153275207" calcext:value-type="float">
            <text:p>1.933972</text:p>
          </table:table-cell>
          <table:table-cell table:style-name="ce3" table:formula="of:=POWER([.J9];2)-4*SIN([.J9])" office:value-type="float" office:value="0.00115163152386399" calcext:value-type="float">
            <text:p>0.001152</text:p>
          </table:table-cell>
          <table:table-cell table:style-name="ce3" table:formula="of:=(2*[.J9])-4*COS([.J9])" office:value-type="float" office:value="5.28891953610608" calcext:value-type="float">
            <text:p>5.288920</text:p>
          </table:table-cell>
          <table:table-cell table:style-name="ce3" table:formula="of:=[.J10]-[.J9]" office:value-type="float" office:value="-0.000217744194443092" calcext:value-type="float">
            <text:p>-0.00021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9]-[.E9]*(([.D9]-[.D8])/([.E9]-[.E8]))" office:value-type="float" office:value="2.02983325288416" calcext:value-type="float">
            <text:p>2.029833</text:p>
          </table:table-cell>
          <table:table-cell table:formula="of:=POWER([.D10];2)-4*SIN([.D10])" office:value-type="float" office:value="0.534304487516024" calcext:value-type="float">
            <text:p>0.534304</text:p>
          </table:table-cell>
          <table:table-cell table:formula="of:=[.D11]-[.D10]" office:value-type="float" office:value="-0.107789073923199" calcext:value-type="float">
            <text:p>-0.107789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4" table:formula="of:=[.J9]-[.K9]/[.L9]" office:value-type="float" office:value="1.93375378855763" calcext:value-type="float">
            <text:p>1.933754</text:p>
          </table:table-cell>
          <table:table-cell table:style-name="ce4" table:formula="of:=POWER([.J10];2)-4*SIN([.J10])" office:value-type="float" office:value="0.000000136054946420217" calcext:value-type="float">
            <text:p>0.000000</text:p>
          </table:table-cell>
          <table:table-cell table:style-name="ce4" table:formula="of:=(2*[.J10])-4*COS([.J10])" office:value-type="float" office:value="5.28766984797043" calcext:value-type="float">
            <text:p>5.287670</text:p>
          </table:table-cell>
          <table:table-cell table:style-name="ce4" office:value-type="float" office:value="0" calcext:value-type="float">
            <text:p>0.0000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10]-[.E10]*(([.D10]-[.D9])/([.E10]-[.E9]))" office:value-type="float" office:value="1.92204417896096" calcext:value-type="float">
            <text:p>1.922044</text:p>
          </table:table-cell>
          <table:table-cell table:formula="of:=POWER([.D11];2)-4*SIN([.D11])" office:value-type="float" office:value="-0.0615225574089555" calcext:value-type="float">
            <text:p>-0.061523</text:p>
          </table:table-cell>
          <table:table-cell table:formula="of:=[.D12]-[.D11]" office:value-type="float" office:value="0.0111298396824755" calcext:value-type="float">
            <text:p>0.0111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11]-[.E11]*(([.D11]-[.D10])/([.E11]-[.E10]))" office:value-type="float" office:value="1.93317401864344" calcext:value-type="float">
            <text:p>1.933174</text:p>
          </table:table-cell>
          <table:table-cell table:formula="of:=POWER([.D12];2)-4*SIN([.D12])" office:value-type="float" office:value="-0.00306453119104866" calcext:value-type="float">
            <text:p>-0.003065</text:p>
          </table:table-cell>
          <table:table-cell table:formula="of:=[.D13]-[.D12]" office:value-type="float" office:value="0.000583456935941973" calcext:value-type="float">
            <text:p>0.0005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12]-[.E12]*(([.D12]-[.D11])/([.E12]-[.E11]))" office:value-type="float" office:value="1.93375747557938" calcext:value-type="float">
            <text:p>1.933757</text:p>
          </table:table-cell>
          <table:table-cell table:formula="of:=POWER([.D13];2)-4*SIN([.D13])" office:value-type="float" office:value="0.0000196318477110324" calcext:value-type="float">
            <text:p>0.000020</text:p>
          </table:table-cell>
          <table:table-cell table:formula="of:=[.D14]-[.D13]" office:value-type="float" office:value="-0.00000371392094655754" calcext:value-type="float">
            <text:p>-0.0000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4" table:formula="of:=[.D13]-[.E13]*(([.D13]-[.D12])/([.E13]-[.E12]))" office:value-type="float" office:value="1.93375376165843" calcext:value-type="float">
            <text:p>1.933754</text:p>
          </table:table-cell>
          <table:table-cell table:style-name="ce4" table:formula="of:=POWER([.D14];2)-4*SIN([.D14])" office:value-type="float" office:value="-0.00000000617910478339923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k</text:p>
          </table:table-cell>
          <table:table-cell table:style-name="ce2" office:value-type="string" calcext:value-type="string">
            <text:p>f(xk)</text:p>
          </table:table-cell>
          <table:table-cell table:style-name="ce2" office:value-type="string" calcext:value-type="string">
            <text:p>hk</text:p>
          </table:table-cell>
          <table:table-cell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xk</text:p>
          </table:table-cell>
          <table:table-cell table:style-name="ce5" office:value-type="string" calcext:value-type="string">
            <text:p>f(xk)</text:p>
          </table:table-cell>
          <table:table-cell table:style-name="ce5" office:value-type="string" calcext:value-type="string">
            <text:p>f'(xk)</text:p>
          </table:table-cell>
          <table:table-cell table:style-name="ce5" office:value-type="string" calcext:value-type="string">
            <text:p>h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POWER([.D19];2)-2" office:value-type="float" office:value="-1" calcext:value-type="float">
            <text:p>-1.00000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POWER([.J19];2)-2" office:value-type="float" office:value="-1" calcext:value-type="float">
            <text:p>-1.000000</text:p>
          </table:table-cell>
          <table:table-cell table:style-name="ce3" table:formula="of:=(2*[.J19])" office:value-type="float" office:value="2" calcext:value-type="float">
            <text:p>2.000000</text:p>
          </table:table-cell>
          <table:table-cell table:style-name="ce3" table:formula="of:=[.J20]-[.J19]" office:value-type="float" office:value="0.5" calcext:value-type="float">
            <text:p>0.5000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POWER([.D20];2)-2" office:value-type="float" office:value="2" calcext:value-type="float">
            <text:p>2.000000</text:p>
          </table:table-cell>
          <table:table-cell table:formula="of:=[.D21]-[.D20]" office:value-type="float" office:value="-0.666666666666667" calcext:value-type="float">
            <text:p>-0.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J19]-[.K19]/[.L19]" office:value-type="float" office:value="1.5" calcext:value-type="float">
            <text:p>1.500000</text:p>
          </table:table-cell>
          <table:table-cell table:style-name="ce3" table:formula="of:=POWER([.J20];2)-2" office:value-type="float" office:value="0.25" calcext:value-type="float">
            <text:p>0.250000</text:p>
          </table:table-cell>
          <table:table-cell table:style-name="ce3" table:formula="of:=(2*[.J20])" office:value-type="float" office:value="3" calcext:value-type="float">
            <text:p>3.000000</text:p>
          </table:table-cell>
          <table:table-cell table:style-name="ce3" table:formula="of:=[.J21]-[.J20]" office:value-type="float" office:value="-0.0833333333333333" calcext:value-type="float">
            <text:p>-0.08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20]-[.E20]*(([.D20]-[.D19])/([.E20]-[.E19]))" office:value-type="float" office:value="1.33333333333333" calcext:value-type="float">
            <text:p>1.333333</text:p>
          </table:table-cell>
          <table:table-cell table:formula="of:=POWER([.D21];2)-2" office:value-type="float" office:value="-0.222222222222222" calcext:value-type="float">
            <text:p>-0.222222</text:p>
          </table:table-cell>
          <table:table-cell table:formula="of:=[.D22]-[.D21]" office:value-type="float" office:value="0.0666666666666667" calcext:value-type="float">
            <text:p>0.0666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table:formula="of:=[.J20]-[.K20]/[.L20]" office:value-type="float" office:value="1.41666666666667" calcext:value-type="float">
            <text:p>1.416667</text:p>
          </table:table-cell>
          <table:table-cell table:style-name="ce3" table:formula="of:=POWER([.J21];2)-2" office:value-type="float" office:value="0.00694444444444464" calcext:value-type="float">
            <text:p>0.006944</text:p>
          </table:table-cell>
          <table:table-cell table:style-name="ce3" table:formula="of:=(2*[.J21])" office:value-type="float" office:value="2.83333333333333" calcext:value-type="float">
            <text:p>2.833333</text:p>
          </table:table-cell>
          <table:table-cell table:style-name="ce3" table:formula="of:=[.J22]-[.J21]" office:value-type="float" office:value="-0.00245098039215685" calcext:value-type="float">
            <text:p>-0.00245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21]-[.E21]*(([.D21]-[.D20])/([.E21]-[.E20]))" office:value-type="float" office:value="1.4" calcext:value-type="float">
            <text:p>1.400000</text:p>
          </table:table-cell>
          <table:table-cell table:formula="of:=POWER([.D22];2)-2" office:value-type="float" office:value="-0.0399999999999996" calcext:value-type="float">
            <text:p>-0.040000</text:p>
          </table:table-cell>
          <table:table-cell table:formula="of:=[.D23]-[.D22]" office:value-type="float" office:value="0.0146341463414632" calcext:value-type="float">
            <text:p>0.0146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table:formula="of:=[.J21]-[.K21]/[.L21]" office:value-type="float" office:value="1.41421568627451" calcext:value-type="float">
            <text:p>1.414216</text:p>
          </table:table-cell>
          <table:table-cell table:style-name="ce3" table:formula="of:=POWER([.J22];2)-2" office:value-type="float" office:value="0.00000600730488287127" calcext:value-type="float">
            <text:p>0.000006</text:p>
          </table:table-cell>
          <table:table-cell table:style-name="ce3" table:formula="of:=(2*[.J22])" office:value-type="float" office:value="2.82843137254902" calcext:value-type="float">
            <text:p>2.828431</text:p>
          </table:table-cell>
          <table:table-cell table:style-name="ce3" table:formula="of:=[.J23]-[.J22]" office:value-type="float" office:value="-0.00000212389982001682" calcext:value-type="float">
            <text:p>-0.00000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22]-[.E22]*(([.D22]-[.D21])/([.E22]-[.E21]))" office:value-type="float" office:value="1.41463414634146" calcext:value-type="float">
            <text:p>1.414634</text:p>
          </table:table-cell>
          <table:table-cell table:formula="of:=POWER([.D23];2)-2" office:value-type="float" office:value="0.00118976799524084" calcext:value-type="float">
            <text:p>0.001190</text:p>
          </table:table-cell>
          <table:table-cell table:formula="of:=[.D24]-[.D23]" office:value-type="float" office:value="-0.000422707866593264" calcext:value-type="float">
            <text:p>-0.000423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4" table:formula="of:=[.J22]-[.K22]/[.L22]" office:value-type="float" office:value="1.41421356237469" calcext:value-type="float">
            <text:p>1.414214</text:p>
          </table:table-cell>
          <table:table-cell table:style-name="ce4" table:formula="of:=POWER([.J23];2)-2" office:value-type="float" office:value="0.00000000000451061410444709" calcext:value-type="float">
            <text:p>0.000000</text:p>
          </table:table-cell>
          <table:table-cell table:style-name="ce4" table:formula="of:=(2*[.J23])" office:value-type="float" office:value="2.82842712474938" calcext:value-type="float">
            <text:p>2.828427</text:p>
          </table:table-cell>
          <table:table-cell table:style-name="ce4" office:value-type="float" office:value="0" calcext:value-type="float">
            <text:p>0.0000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23]-[.E23]*(([.D23]-[.D22])/([.E23]-[.E22]))" office:value-type="float" office:value="1.41421143847487" calcext:value-type="float">
            <text:p>1.414211</text:p>
          </table:table-cell>
          <table:table-cell table:formula="of:=POWER([.D24];2)-2" office:value-type="float" office:value="-0.00000600728683886054" calcext:value-type="float">
            <text:p>-0.000006</text:p>
          </table:table-cell>
          <table:table-cell table:formula="of:=[.D25]-[.D24]" office:value-type="float" office:value="0.00000212358245033073" calcext:value-type="float">
            <text:p>0.000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24]-[.E24]*(([.D24]-[.D23])/([.E24]-[.E23]))" office:value-type="float" office:value="1.41421356205732" calcext:value-type="float">
            <text:p>1.414214</text:p>
          </table:table-cell>
          <table:table-cell table:formula="of:=POWER([.D25];2)-2" office:value-type="float" office:value="-0.000000000893145557512298" calcext:value-type="float">
            <text:p>0.000000</text:p>
          </table:table-cell>
          <table:table-cell table:formula="of:=[.D26]-[.D25]" office:value-type="float" office:value="0.000000000315774961734405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25]-[.E25]*(([.D25]-[.D24])/([.E25]-[.E24]))" office:value-type="float" office:value="1.4142135623731" calcext:value-type="float">
            <text:p>1.414214</text:p>
          </table:table-cell>
          <table:table-cell table:formula="of:=POWER([.D26];2)-2" office:value-type="float" office:value="0" calcext:value-type="float">
            <text:p>0.000000</text:p>
          </table:table-cell>
          <table:table-cell table:formula="of:=[.D27]-[.D26]" office:value-type="float" office:value="0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4" table:formula="of:=[.D26]-[.E26]*(([.D26]-[.D25])/([.E26]-[.E25]))" office:value-type="float" office:value="1.4142135623731" calcext:value-type="float">
            <text:p>1.414214</text:p>
          </table:table-cell>
          <table:table-cell table:style-name="ce4" table:formula="of:=POWER([.D27];2)-2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 </meta:initial-creator>
    <meta:creation-date>2016-06-02T17:04:45.496390353</meta:creation-date>
    <dc:date>2016-06-02T17:33:25.957419229</dc:date>
    <dc:creator>and </dc:creator>
    <meta:editing-duration>PT28M38S</meta:editing-duration>
    <meta:editing-cycles>7</meta:editing-cycles>
    <meta:generator>LibreOffice/5.0.5.2$Linux_X86_64 LibreOffice_project/00m0$Build-2</meta:generator>
    <meta:document-statistic meta:table-count="1" meta:cell-count="138" meta:object-count="0"/>
  </office:meta>
</office:document-meta>
</file>